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7f15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222222" loext:opacity="100%" style:font-name="Arial" fo:font-size="12pt" fo:letter-spacing="normal" fo:font-style="normal" fo:font-weight="normal" officeooo:paragraph-rsid="00157f15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officeooo:rsid="0015ce93" officeooo:paragraph-rsid="0015ce93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officeooo:rsid="001771a3" officeooo:paragraph-rsid="001771a3"/>
    </style:style>
    <style:style style:name="P7" style:family="paragraph" style:parent-style-name="Standard">
      <style:text-properties officeooo:paragraph-rsid="0017ffb6"/>
    </style:style>
    <style:style style:name="P8" style:family="paragraph" style:parent-style-name="Standard">
      <style:text-properties officeooo:rsid="0018b590" officeooo:paragraph-rsid="0018b590"/>
    </style:style>
    <style:style style:name="P9" style:family="paragraph" style:parent-style-name="Standard">
      <style:text-properties officeooo:rsid="001aa060" officeooo:paragraph-rsid="001aa060"/>
    </style:style>
    <style:style style:name="P10" style:family="paragraph" style:parent-style-name="Standard">
      <style:text-properties officeooo:rsid="001bdd2e" officeooo:paragraph-rsid="001bdd2e"/>
    </style:style>
    <style:style style:name="P11" style:family="paragraph" style:parent-style-name="Standard">
      <style:text-properties officeooo:rsid="0017ffb6" officeooo:paragraph-rsid="0017ffb6"/>
    </style:style>
    <style:style style:name="P12" style:family="paragraph" style:parent-style-name="Standard">
      <style:text-properties officeooo:paragraph-rsid="001cc9c0"/>
    </style:style>
    <style:style style:name="P13" style:family="paragraph" style:parent-style-name="Standard">
      <style:text-properties officeooo:rsid="001bdd2e" officeooo:paragraph-rsid="001bdd2e"/>
    </style:style>
    <style:style style:name="P14" style:family="paragraph" style:parent-style-name="Standard">
      <style:text-properties officeooo:rsid="0021c416" officeooo:paragraph-rsid="0021c416"/>
    </style:style>
    <style:style style:name="P15" style:family="paragraph" style:parent-style-name="Standard">
      <style:text-properties officeooo:rsid="0022490b" officeooo:paragraph-rsid="0022490b"/>
    </style:style>
    <style:style style:name="P16" style:family="paragraph" style:parent-style-name="Standard">
      <style:text-properties officeooo:paragraph-rsid="0022490b"/>
    </style:style>
    <style:style style:name="P17" style:family="paragraph" style:parent-style-name="Standard">
      <style:text-properties officeooo:rsid="0022b360" officeooo:paragraph-rsid="0022b360"/>
    </style:style>
    <style:style style:name="P18" style:family="paragraph" style:parent-style-name="Standard">
      <style:text-properties officeooo:rsid="0022cd7f" officeooo:paragraph-rsid="0022cd7f"/>
    </style:style>
    <style:style style:name="P19" style:family="paragraph" style:parent-style-name="Standard">
      <style:text-properties officeooo:paragraph-rsid="0022cd7f"/>
    </style:style>
    <style:style style:name="P20" style:family="paragraph" style:parent-style-name="Standard">
      <style:text-properties officeooo:paragraph-rsid="00157f15"/>
    </style:style>
    <style:style style:name="P21" style:family="paragraph" style:parent-style-name="Standard">
      <style:text-properties officeooo:paragraph-rsid="0017ffb6"/>
    </style:style>
    <style:style style:name="P22" style:family="paragraph" style:parent-style-name="Standard">
      <style:text-properties officeooo:rsid="0018b590" officeooo:paragraph-rsid="0018b590"/>
    </style:style>
    <style:style style:name="P23" style:family="paragraph" style:parent-style-name="Standard">
      <style:text-properties officeooo:rsid="001aa060" officeooo:paragraph-rsid="001aa060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25" style:family="paragraph" style:parent-style-name="Text_20_body">
      <style:text-properties fo:font-variant="normal" fo:text-transform="none" fo:color="#222222" loext:opacity="100%" style:font-name="Arial" fo:font-size="12pt" fo:letter-spacing="normal" fo:font-style="normal" fo:font-weight="normal" officeooo:paragraph-rsid="00157f15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officeooo:rsid="0015ce93" officeooo:paragraph-rsid="0015ce93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officeooo:rsid="001771a3" officeooo:paragraph-rsid="001771a3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Liberation Serif" fo:letter-spacing="normal" officeooo:rsid="0015ce93" officeooo:paragraph-rsid="0015ce93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fd8be"/>
    </style:style>
    <style:style style:name="T1" style:family="text">
      <style:text-properties officeooo:rsid="0017a3c6"/>
    </style:style>
    <style:style style:name="T2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Liberation Serif" fo:letter-spacing="normal" officeooo:rsid="0015ce93"/>
    </style:style>
    <style:style style:name="T4" style:family="text">
      <style:text-properties officeooo:rsid="001cc9c0"/>
    </style:style>
    <style:style style:name="T5" style:family="text">
      <style:text-properties officeooo:rsid="001eb202"/>
    </style:style>
    <style:style style:name="T6" style:family="text">
      <style:text-properties officeooo:rsid="001f92a3"/>
    </style:style>
    <style:style style:name="T7" style:family="text">
      <style:text-properties style:font-name="Liberation Serif"/>
    </style:style>
    <style:style style:name="T8" style:family="text">
      <style:text-properties officeooo:rsid="0021c416"/>
    </style:style>
    <style:style style:name="T9" style:family="text">
      <style:text-properties officeooo:rsid="0022490b"/>
    </style:style>
    <style:style style:name="T10" style:family="text">
      <style:text-properties officeooo:rsid="0022b360"/>
    </style:style>
    <style:style style:name="T11" style:family="text">
      <style:text-properties officeooo:rsid="0022cd7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4">Junit</text:span></text:p>
      <text:p text:style-name="P12"><text:tab/><text:span text:style-name="T2">What is Junit?</text:span></text:p>
      <text:p text:style-name="P4"/>
      <text:p text:style-name="P2">Junit is a unit testing framework for java</text:p>
      <text:p text:style-name="P2">The framework is used by java developers to write and execute tests</text:p>
      <text:p text:style-name="P2">Every time a new code is added, all the test cases have to be re-executed</text:p>
      <text:p text:style-name="P4"/>
      <text:p text:style-name="P2">Feature of Junit</text:p>
      <text:p text:style-name="P2">----------------------</text:p>
      <text:p text:style-name="P2">1.fixtures</text:p>
      <text:p text:style-name="P2">2.test suites</text:p>
      <text:p text:style-name="P2">3.test runners</text:p>
      <text:p text:style-name="P2">4.junit classes</text:p>
      <text:p text:style-name="P4"/>
      <text:p text:style-name="P2">Fixtures:</text:p>
      <text:p text:style-name="P2">----------------</text:p>
      <text:p text:style-name="P2">It is used to prepare the environment before doing a task. It means setting up the objects or data needed before each test runs and cleaning up afterward</text:p>
      <text:p text:style-name="P2">Ex:</text:p>
      <text:p text:style-name="P2">setUp() - method, which runs before every test</text:p>
      <text:p text:style-name="P2">tearDown() - runs after the test</text:p>
      <text:p text:style-name="P4"/>
      <text:p text:style-name="P2">Test Suites</text:p>
      <text:p text:style-name="P2">--------------</text:p>
      <text:p text:style-name="P2">It used to run bundles unit test cases<text:line-break/>@Runwith and @Suite</text:p>
      <text:p text:style-name="P4"/>
      <text:p text:style-name="P2">Import packages in junit</text:p>
      <text:p text:style-name="P2">1.Assert - assertEquals(),assertFalse(),</text:p>
      <text:p text:style-name="P4"/>
      <text:p text:style-name="P2">2.TestCase -defnes the fixxture to run multiple tests.</text:p>
      <text:p text:style-name="P2">Methods: countTestCases(), createResult(),getNmae(),run()</text:p>
      <text:p text:style-name="P4"/>
      <text:p text:style-name="P2">3.TestResult - collects the results of executing a test case.</text:p>
      <text:p text:style-name="P2">Methods: addError(Test test,throwable t) , addFailure(Test test,AssertionFailedError ), endTest(Test test),  errorCount(),failureCount(),</text:p>
      <text:p text:style-name="P4"/>
      <text:p text:style-name="P2">4.TestSuite - it runs a collection of test cases</text:p>
      <text:p text:style-name="P4"/>
      <text:p text:style-name="P2">addTest(Test test) ,addTestSuite(),getName(),run(</text:p>
      <text:p text:style-name="P4"/>
      <text:p text:style-name="P2">Annotations</text:p>
      <text:p text:style-name="P2">@Test</text:p>
      <text:p text:style-name="P2">@Before</text:p>
      <text:p text:style-name="P2">@After</text:p>
      <text:p text:style-name="P2">@BeforeClass -run once before any of the test methods in class</text:p>
      <text:p text:style-name="P2"><text:soft-page-break/>@AfterClass - perform after all test have finished</text:p>
      <text:p text:style-name="P2">@Ignore</text:p>
      <text:p text:style-name="P4"/>
      <text:p text:style-name="P2">@Test(timeout=1000) within this time it doesn't run then the status will be failed</text:p>
      <text:p text:style-name="P2">@RunWith(Parameterized.class)-</text:p>
      <text:p text:style-name="P4"/>
      <text:p text:style-name="P2">Junit Extensions</text:p>
      <text:p text:style-name="P2">--------------</text:p>
      <text:p text:style-name="P2">1.Cactus</text:p>
      <text:p text:style-name="P4"/>
      <text:p text:style-name="P2">It is framework for unit testing server side</text:p>
      <text:p text:style-name="P2">2.JwebUnit</text:p>
      <text:p text:style-name="P4"/>
      <text:p text:style-name="P2">Java based testing framework for web applications</text:p>
      <text:p text:style-name="P4"/>
      <text:p text:style-name="P2">3.XmlUnit</text:p>
      <text:p text:style-name="P2">4.MockObject</text:p>
      <text:p text:style-name="P4"/>
      <text:p text:style-name="P2">Junit 5</text:p>
      <text:p text:style-name="P2">----------</text:p>
      <text:p text:style-name="P2">@BeforeEach @AfterEach - replaced for @Before,@After</text:p>
      <text:p text:style-name="P2">@BeforeAll @AfterAll - replaced for @AfterClass , @BeforeClass</text:p>
      <text:p text:style-name="P2">@Disabled : replaced for @Ignore</text:p>
      <text:p text:style-name="P4"/>
      <text:p text:style-name="P2">@Nested - group tests inside inner classes.</text:p>
      <text:p text:style-name="P4"/>
      <text:p text:style-name="P2">@ValueSource -&gt; we can give values for the parameterized test</text:p>
      <text:p text:style-name="P4"/>
      <text:p text:style-name="P2">@TestFactory -&gt; generate test at runtime</text:p>
      <text:p text:style-name="P4"/>
      <text:p text:style-name="P2">@Tag - categories the test</text:p>
      <text:p text:style-name="P4"/>
      <text:p text:style-name="P2">@ExtendWith - used to add custom behavior test , replacing junit 4's @rule and @RunWith</text:p>
      <text:p text:style-name="P4"/>
      <text:p text:style-name="P2">Difference between Junit 4 and Junit 5</text:p>
      <text:p text:style-name="P4"> </text:p>
      <text:p text:style-name="P2">1.junit 4 uses org.junit package</text:p>
      <text:p text:style-name="P2">Junit 5 is split into three modules:</text:p>
      <text:p text:style-name="P2">1.junit platform :launching test frameworks</text:p>
      <text:p text:style-name="P2">2.junit jupiter - new programming model and extensions</text:p>
      <text:p text:style-name="P2">3.junit vintage - backward compatiibility for junit 3 &amp; 4</text:p>
      <text:p text:style-name="P2">Junit 5 Assertions :</text:p>
      <text:p text:style-name="P2">assertAll() -group multiple assertions</text:p>
      <text:p text:style-name="P2">assertThrows() - verify exceptions</text:p>
      <text:p text:style-name="P2">assertTimeout() - check execution time</text:p>
      <text:p text:style-name="P2"><text:soft-page-break/>assertIternableEquals() - compare collections</text:p>
      <text:p text:style-name="P4"/>
      <text:p text:style-name="P2">@ParameterizedTests -&gt; allows you to multiple input</text:p>
      <text:p text:style-name="P2">@ValueSource -&gt; contains collection of values</text:p>
      <text:p text:style-name="P2">@CsvSource -&gt; used to separate values with comma  ({"apple, 5","orange,10})</text:p>
      <text:p text:style-name="P4"/>
      <text:p text:style-name="P2">@CsvFileSource (resources="",numLinesToSkip=</text:p>
      <text:p text:style-name="P2">numLinesToSkip the reader row</text:p>
      <text:p text:style-name="P4"/>
      <text:p text:style-name="P2">@EnumSource(Day.class)-&gt; use the value from enum class</text:p>
      <text:p text:style-name="P4"/>
      <text:p text:style-name="P2">@MethodSource -&gt; method returns a stream or collections</text:p>
      <text:p text:style-name="P4"/>
      <text:p text:style-name="P2">@TestInstance(LifeCycle.PER_</text:p>
      <text:p text:style-name="P2">It is used to create new instance for each test method</text:p>
      <text:p text:style-name="P4"/>
      <text:p text:style-name="P2">@ArgumentsSource -this is used in parameterized test. If you want to provide custom source instead of built -in ones like @ValueSourc e or@CSVSource</text:p>
      <text:p text:style-name="P4"/>
      <text:p text:style-name="P30"><text:span text:style-name="T2">@ArgumentsSource(</text:span><text:line-break/></text:p>
      <text:p text:style-name="P2"><text:tab/><text:tab/></text:p>
      <text:p text:style-name="P2"/>
      <text:p text:style-name="P2"><text:tab/><text:tab/><text:tab/><text:tab/><text:span text:style-name="T5">Mockito</text:span></text:p>
      <text:p text:style-name="P12"><text:tab/><text:tab/><text:tab/><text:tab/>********</text:p>
      <text:p text:style-name="P3">What is Mockito?</text:p>
      <text:p text:style-name="P2">It is popular java library</text:p>
      <text:p text:style-name="P2">It is used for mocking object in unit tests</text:p>
      <text:p text:style-name="P2">Instead of using the real dependencies in tests,which can time-consuming and unpredictable ,mockito allows you to use mock objects in their place</text:p>
      <text:p text:style-name="P4"/>
      <text:p text:style-name="P2">@Mock</text:p>
      <text:p text:style-name="P2">Used to create object like real object while testing</text:p>
      <text:p text:style-name="P2">It is simplest approach to create object</text:p>
      <text:p text:style-name="P2">It creates fake object for dependencies</text:p>
      <text:p text:style-name="P4"/>
      <text:p text:style-name="P2">@InjectMocks</text:p>
      <text:p text:style-name="P2">Create instance of the class under test mocks into it automatically</text:p>
      <text:p text:style-name="P2">Create real object of the class under test and injects mocks into it</text:p>
      <text:p text:style-name="P4"/>
      <text:p text:style-name="P5">when() ..thenReturn() - <text:s/>Return a specific value</text:p>
      <text:p text:style-name="P5">when() ....thenThrows() - throws an exception</text:p>
      <text:p text:style-name="P5">verify(mock) – check interactions</text:p>
      <text:p text:style-name="P5">verifyNoMoreInteractions(mock) <text:s/>- ensure no other calls</text:p>
      <text:p text:style-name="P5">times(n) – verify the extract count</text:p>
      <text:p text:style-name="P5"><text:soft-page-break/>never() - verify the method was never called</text:p>
      <text:p text:style-name="P31"><text:span text:style-name="Source_20_Text"><text:span text:style-name="T3">verify(mock, times(n))</text:span></text:span><text:span text:style-name="T3"> – check exact number of calls</text:span></text:p>
      <text:p text:style-name="P31"><text:span text:style-name="Source_20_Text"><text:span text:style-name="T7">verifyNoMoreInteractions(mock)</text:span></text:span><text:span text:style-name="T7"> – ensure no other calls</text:span></text:p>
      <text:p text:style-name="P29"/>
      <text:p text:style-name="P5"/>
      <text:p text:style-name="P6">MockitoAnnotaions.initMocks(this) – <text:span text:style-name="T1">used to initalize object annotated with @Mock ,@Spy, @Captor or @injectMocks</text:span></text:p>
      <text:p text:style-name="P1"/>
      <text:p text:style-name="P11">thenAnswer() - custom logic for mocks powerful for complex test</text:p>
      <text:p text:style-name="P7"/>
      <text:p text:style-name="P11">doReturn(),doThrow(),doAnswer(),doNothing() - used especially for void methods and spies</text:p>
      <text:p text:style-name="P7"/>
      <text:p text:style-name="P8">any() - matches any arguments</text:p>
      <text:p text:style-name="P8"/>
      <text:p text:style-name="P8">anyString() - matches a string</text:p>
      <text:p text:style-name="P8"/>
      <text:p text:style-name="P8">anyInt() - matches any Int</text:p>
      <text:p text:style-name="P8"/>
      <text:p text:style-name="P8">eq(value) – matches exactly value</text:p>
      <text:p text:style-name="P8"/>
      <text:p text:style-name="P8">isA(Class .class) – matches any object that is a instance of specific class</text:p>
      <text:p text:style-name="P8"/>
      <text:p text:style-name="P8">same(obj) – matches the exact same object </text:p>
      <text:p text:style-name="P8"/>
      <text:p text:style-name="P8">argThat(preicated) <text:s/>- arguments that <text:s/>statisfy a custom condition</text:p>
      <text:p text:style-name="P8"/>
      <text:p text:style-name="P8">ArgumentCaptor</text:p>
      <text:p text:style-name="P8">-------------------</text:p>
      <text:p text:style-name="P9">you often want to check what values were passed into the mock method not just that it was called</text:p>
      <text:p text:style-name="P10">capture the actual argument that was passed to a mock during the test</text:p>
      <text:p text:style-name="P10"/>
      <text:p text:style-name="P10">@Captor – used to create argument captor <text:span text:style-name="T6">(catpure the method arguments)</text:span></text:p>
      <text:p text:style-name="P10">makes it cleaner manually creating the captor </text:p>
      <text:p text:style-name="P10"/>
      <text:p text:style-name="P10">@Spy – wraps real instance </text:p>
      <text:p text:style-name="P10">it will call real method by default <text:span text:style-name="T6">method</text:span></text:p>
      <text:p text:style-name="P10"/>
      <text:p text:style-name="P10">mockStatic(Utils.class) – creates a mock context for static method</text:p>
      <text:p text:style-name="P10"/>
      <text:p text:style-name="P10">InOrder – <text:span text:style-name="T8">verify calling methods</text:span></text:p>
      <text:p text:style-name="P10"/>
      <text:p text:style-name="P10">timeout(<text:span text:style-name="T8">) - check method called in within limit</text:span></text:p>
      <text:p text:style-name="P10"/>
      <text:p text:style-name="P14">anyList() - matches any list()</text:p>
      <text:p text:style-name="P14">anySet() -matches anySet()</text:p>
      <text:p text:style-name="P14">anyMap() - matches anyMap()</text:p>
      <text:p text:style-name="P14"/>
      <text:p text:style-name="P16"><text:span text:style-name="T9">BDD - </text:span>Behavior-Driven Development</text:p>
      <text:p text:style-name="P16"/>
      <text:p text:style-name="P15">given() - instead of when(), then() instead of verify()</text:p>
      <text:p text:style-name="P15">willREturn() -replace the thenReturn() or thenThrow()</text:p>
      <text:p text:style-name="P15"><text:soft-page-break/>then(mock).should() <text:s/>- verification (replaces verify(mocks))</text:p>
      <text:p text:style-name="P15">lenient() - <text:span text:style-name="T10">when a method doesnot call <text:s/>mockito throw erros <text:s/>,in that time it helps to ignore the test</text:span></text:p>
      <text:p text:style-name="P17">works with doREturn(),when()</text:p>
      <text:p text:style-name="P17"/>
      <text:p text:style-name="P18">@MockBean </text:p>
      <text:p text:style-name="P18">provides by spring boot test</text:p>
      <text:p text:style-name="P18">creates mockito mock and injet it into the spring application context</text:p>
      <text:p text:style-name="P19"><text:span text:style-name="T11">used in unit test + integration test,</text:span>@SpringBootTest or <text:span text:style-name="Source_20_Text">@WebMvcTest </text:span><text:span text:style-name="Source_20_Text"><text:span text:style-name="T11">you want to mock some beans but keep the rest of the context real</text:span></text:span></text:p>
      <text:p text:style-name="P19"><text:span text:style-name="Source_20_Text"><text:span text:style-name="T11">automatically inject</text:span>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20:24:58.114735900</meta:creation-date>
    <meta:editing-duration>PT1H9M17S</meta:editing-duration>
    <meta:editing-cycles>16</meta:editing-cycles>
    <meta:generator>LibreOffice/7.3.7.2$Linux_X86_64 LibreOffice_project/30$Build-2</meta:generator>
    <dc:date>2025-11-07T23:42:51.417277886</dc:date>
    <meta:document-statistic meta:table-count="0" meta:image-count="0" meta:object-count="0" meta:page-count="5" meta:paragraph-count="135" meta:word-count="823" meta:character-count="5658" meta:non-whitespace-character-count="4925"/>
  </office:meta>
</office:document-meta>
</file>